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ne/not done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sition and Momentum Represen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monic Oscill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ding (Atik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th Integral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ydrogen At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me in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riational Method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KB Approxim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 dependent perturbation</text:p>
          </table:table-cell>
          <table:table-cell office:value-type="string" calcext:value-type="string">
            <text:p>pending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cattering Theory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cattering Theory 2-Integral Equ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dentical Partic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0:03:32.585623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12:32.769387141</meta:creation-date>
    <dc:date>2019-05-29T00:04:46.800469276</dc:date>
    <meta:editing-duration>PT1H12M37S</meta:editing-duration>
    <meta:editing-cycles>15</meta:editing-cycles>
    <meta:generator>LibreOffice/6.0.7.3$Linux_X86_64 LibreOffice_project/00m0$Build-3</meta:generator>
    <meta:document-statistic meta:table-count="1" meta:cell-count="59" meta:object-count="0"/>
  </office:meta>
</office:document-meta>
</file>